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libri" fo:font-size="14pt" fo:font-weight="bold" officeooo:paragraph-rsid="00127d7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"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line-height="115%" fo:text-align="justify" style:justify-single-word="false"/>
      <style:text-properties style:font-name="Calibri" fo:font-size="14pt" fo:font-style="italic" officeooo:paragraph-rsid="00127d7b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libri" fo:font-size="14pt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0bf213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0e8262"/>
    </style:style>
    <style:style style:name="P9" style:family="paragraph" style:parent-style-name="Standard">
      <style:paragraph-properties fo:line-height="115%" fo:text-align="justify" style:justify-single-word="false"/>
      <style:text-properties style:font-name="Calibri" fo:font-size="14pt" fo:font-weight="bold" officeooo:paragraph-rsid="00127d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Calibri" fo:font-size="14pt" style:font-size-asian="14pt" style:font-size-complex="14pt"/>
    </style:style>
    <style:style style:name="P11" style:family="paragraph" style:parent-style-name="Standard" style:master-page-name="MP0">
      <style:paragraph-properties fo:line-height="115%" fo:text-align="justify" style:justify-single-word="false" style:page-number="auto" fo:break-before="page"/>
      <style:text-properties style:font-name="Calibri" fo:font-size="14pt" officeooo:paragraph-rsid="00127d7b" style:font-size-asian="14pt" style:font-size-complex="14pt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4pt" officeooo:rsid="0009b97e" style:font-size-asian="14pt" style:font-size-complex="14pt"/>
    </style:style>
    <style:style style:name="T3" style:family="text">
      <style:text-properties style:font-name="Calibri" fo:font-size="14pt" officeooo:rsid="000bf213" style:font-size-asian="14pt" style:font-size-complex="14pt"/>
    </style:style>
    <style:style style:name="T4" style:family="text">
      <style:text-properties style:font-name="Calibri" fo:font-size="14pt" officeooo:rsid="000ca040" style:font-size-asian="14pt" style:font-size-complex="14pt"/>
    </style:style>
    <style:style style:name="T5" style:family="text">
      <style:text-properties style:font-name="Calibri" fo:font-size="14pt" officeooo:rsid="000e8262" style:font-size-asian="14pt" style:font-size-complex="14pt"/>
    </style:style>
    <style:style style:name="T6" style:family="text">
      <style:text-properties style:font-name="Calibri" fo:font-size="14pt" officeooo:rsid="000f39f3" style:font-size-asian="14pt" style:font-size-complex="14pt"/>
    </style:style>
    <style:style style:name="T7" style:family="text">
      <style:text-properties style:font-name="Calibri" fo:font-size="14pt" officeooo:rsid="00127d7b" style:font-size-asian="14pt" style:font-size-complex="14pt"/>
    </style:style>
    <style:style style:name="T8" style:family="text">
      <style:text-properties style:font-name="Calibri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ff0000" loext:opacity="100%" style:font-name="Calibri" fo:font-size="14pt" style:font-size-asian="14pt" style:font-size-complex="14pt"/>
    </style:style>
    <style:style style:name="T10" style:family="text">
      <style:text-properties fo:color="#00b0f0" loext:opacity="100%" style:font-name="Calibri" fo:font-size="14pt" style:font-size-asian="14pt" style:font-size-complex="14pt"/>
    </style:style>
    <style:style style:name="T11" style:family="text">
      <style:text-properties style:text-line-through-style="none" style:text-line-through-type="none" style:font-name="Calibri" fo:font-size="14pt" style:text-underline-mode="continuous" style:text-overline-mode="continuous" style:text-line-through-mode="continuous" style:font-size-asian="14pt" style:font-size-complex="14pt"/>
    </style:style>
    <style:style style:name="T12" style:family="text">
      <style:text-properties style:use-window-font-color="true" loext:opacity="0%" style:font-name="Calibri" fo:font-size="14pt" style:font-size-asian="14pt" style:font-size-complex="14pt"/>
    </style:style>
    <style:style style:name="T13" style:family="text">
      <style:text-properties style:use-window-font-color="true" loext:opacity="0%" style:font-name="Calibri" fo:font-size="14pt" officeooo:rsid="0009b97e" style:font-size-asian="14pt" style:font-size-complex="14pt"/>
    </style:style>
    <style:style style:name="T14" style:family="text">
      <style:text-properties style:use-window-font-color="true" loext:opacity="0%" style:font-name="Calibri" fo:font-size="14pt" officeooo:rsid="000bf213" style:font-size-asian="14pt" style:font-size-complex="14pt"/>
    </style:style>
    <style:style style:name="T15" style:family="text">
      <style:text-properties style:use-window-font-color="true" loext:opacity="0%" officeooo:rsid="000bf213"/>
    </style:style>
    <style:style style:name="T16" style:family="text">
      <style:text-properties style:use-window-font-color="true" loext:opacity="0%" officeooo:rsid="000ca040"/>
    </style:style>
    <style:style style:name="T17" style:family="text">
      <style:text-properties officeooo:rsid="000bf213"/>
    </style:style>
    <style:style style:name="T18" style:family="text">
      <style:text-properties fo:color="#f44336" loext:opacity="100%" style:font-name="Calibri" fo:font-size="14pt" officeooo:rsid="000bf213" style:font-size-asian="14pt" style:font-size-complex="14pt"/>
    </style:style>
    <style:style style:name="T19" style:family="text">
      <style:text-properties officeooo:rsid="000ca040"/>
    </style:style>
    <style:style style:name="T20" style:family="text">
      <style:text-properties officeooo:rsid="000e8262"/>
    </style:style>
    <style:style style:name="T21" style:family="text">
      <style:text-properties officeooo:rsid="00127d7b"/>
    </style:style>
    <style:style style:name="T22" style:family="text">
      <style:text-properties officeooo:rsid="001319c2"/>
    </style:style>
    <style:style style:name="T2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3">Statement of Purpose</text:span></text:p>
      <text:p text:style-name="P2"/>
      <text:p text:style-name="P2"/>
      <text:p text:style-name="P5">My name is Víctor Ballester, and I am currently enrolled in the M2 Applied and Theoretical Mathematics program at Paris-Dauphine University, following my graduation from Mathematics at the Autonomous University of Barcelona (UAB) last summer. For years, I have been highly attracted to Mathematical Sciences, particularly in applied Mathematics and Physics. I consider myself a determined and hard-working individual. These qualities, <text:span text:style-name="T22">together</text:span> with the friendships I have <text:span text:style-name="T21">made</text:span> over the years, have given me the power to <text:span text:style-name="T21">become better</text:span> in various aspects of my life, especially in Mathematics.</text:p>
      <text:p text:style-name="P5"/>
      <text:p text:style-name="P5">During high school, Mathematics was undeniably my favorite subject. I <text:span text:style-name="T21">showed</text:span> a keen interest in the topic, often completing exercises and exams <text:span text:style-name="T21">faster than my classmates</text:span>. Thus, my decision to pursue Mathematics at the university level was clear. During my first year at UAB, I found myself surrounded by individuals who shared similar interests, which greatly enriched the learning environment. As my studies progressed, my proficiency in Mathematics <text:span text:style-name="T21">increased</text:span>. I completed my undergraduate studies with an average mark of 9.42, earning honors in 186 out of 240 credits. <text:span text:style-name="T21">In particular</text:span>, my final bachelor project, which explored the dynamics of Earth-orbiting <text:span text:style-name="T22">spacecraft</text:span>, earned a perfect score of 10.0/10.0. Shortly after completing my undergraduate studies, I was honored with the Extraordinary Award of the Faculty of Sciences at UAB, acknowledging me as the top student in my <text:span text:style-name="T21">graduating class.</text:span></text:p>
      <text:p text:style-name="P5"/>
      <text:p text:style-name="P6"><text:span text:style-name="T1">Last September </text:span><text:span text:style-name="T7">was</text:span><text:span text:style-name="T1"> the beginning of my new journey in Paris. I was awarded a fellowship from the Paris Graduate School of Mathematical Sciences to pursue advanced studies at Paris-Dauphine University. </text:span><text:span text:style-name="T7">The high level of exigency in France, and particularly in Dauphine, together with </text:span><text:span text:style-name="T1">my competitive spirit </text:span><text:span text:style-name="T7">and my </text:span><text:span text:style-name="T1">talented </text:span><text:span text:style-name="T7">classmates</text:span><text:span text:style-name="T1">, </text:span><text:span text:style-name="T7">is continuously ecouraging</text:span><text:span text:style-name="T1"> me to </text:span><text:span text:style-name="T7">do better</text:span><text:span text:style-name="T1"> in </text:span><text:span text:style-name="T7">any subfield of</text:span><text:span text:style-name="T1"> Mathematics. At Paris-Dauphine, I am specializing in computational fluid dynamics, with my master's thesis focused on the transition from 2D to 3D turbulence.</text:span></text:p>
      <text:p text:style-name="P5"/>
      <text:p text:style-name="P5"><text:soft-page-break/>My next ambition is to pursue a PhD in Applied Mathematics, specializing in computational fluid dynamics, with the ultimate goal of becoming an aerodynamicist in the Motorsports industry, a dream I <text:span text:style-name="T21">have always had. </text:span>Currently, I am applying to several universities in Austria and the UK, <text:span text:style-name="T21">and I am </text:span>confident <text:span text:style-name="T21">to be admitted in one of them</text:span>. The Institute of Science and Technology in Austria stands as one of Europe's <text:span text:style-name="T21">best</text:span> research centers, renowned for its expertise in fluid dynamics. Similarly, I have applied to the University of Manchester and Imperial College London in the UK, both distinguished institutions in the field of <text:span text:style-name="T21">applied Mathematical Sciencies</text:span>. <text:span text:style-name="T22">Furthermore, t</text:span>he UK's reputation as a leader in Motorsports makes it an ideal destination for furthering my studies.</text:p>
      <text:p text:style-name="P5"/>
      <text:p text:style-name="P5">In essence, my decision to apply to institutions in both Austria and the UK reflects my <text:span text:style-name="T22">desire</text:span> to engage in cutting-edge research, collaborate with <text:span text:style-name="T21">bright</text:span> scholars, and immerse myself in vibrant academic communities.</text:p>
      <text:p text:style-name="P5"/>
      <text:p text:style-name="P5">Beyond my academic pursuits, I have actively participated in Mathematics competitions, achieving notable success. Most recently, I ranked as the second-best Spanish individual in the west division of the Simon Marais Mathematics Competition. Additionally, I have spent years providing private tutoring to high school students, <text:span text:style-name="T21">adquiring</text:span> essential skills such as empathy, patience, and communication <text:span text:style-name="T21">skills.</text:span></text:p>
      <text:p text:style-name="P5"/>
      <text:p text:style-name="P5">On balance, all of this academic background stands me in good stead to pursue <text:span text:style-name="T22">doctoral</text:span> studies abroad. And the granting of this fellowship would allow me to continue expanding my knowledge of Mathematics <text:span text:style-name="T22">at</text:span> a prestigious universi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creation-date>2023-01-27T10:28:00Z</meta:creation-date>
    <dc:date>2024-01-26T09:30:55.536403179</dc:date>
    <meta:editing-cycles>12</meta:editing-cycles>
    <meta:editing-duration>PT13H9M30S</meta:editing-duration>
    <meta:document-statistic meta:table-count="0" meta:image-count="0" meta:object-count="0" meta:page-count="2" meta:paragraph-count="8" meta:word-count="562" meta:character-count="3690" meta:non-whitespace-character-count="3136"/>
    <meta:template xlink:type="simple" xlink:actuate="onRequest" xlink:title="" xlink:href="../../../Downloads/laCaixa.odt/Normal.dotm"/>
  </office:meta>
</office:document-meta>
</file>